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11T16:00:53.754243545</dc:date>
    <meta:editing-duration>PT10H51M19S</meta:editing-duration>
    <meta:editing-cycles>193</meta:editing-cycles>
    <meta:generator>LibreOffice/24.8.4.2$Linux_X86_64 LibreOffice_project/480$Build-2</meta:generator>
    <meta:document-statistic meta:table-count="0" meta:image-count="0" meta:object-count="0" meta:page-count="1" meta:paragraph-count="199" meta:word-count="4793" meta:character-count="5512" meta:non-whitespace-character-count="5349"/>
  </office:meta>
</office:document-meta>
</file>